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>
    <style:style style:name="afterbreak" style:family="paragraph" style:parent-style-name="Standard" style:display-name="afterbreak">
      <style:paragraph-properties fo:break-after="page"/>
    </style:style>
    <text:list-style style:name="bullet" style:display-name="bullet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bullet text:level="3" text:bullet-char="▪">
        <style:list-level-properties text:space-before="1.905cm" text:min-label-width="0.635cm"/>
      </text:list-level-style-bullet>
      <text:list-level-style-bullet text:level="4" text:bullet-char="•">
        <style:list-level-properties text:space-before="2.54cm" text:min-label-width="0.635cm"/>
      </text:list-level-style-bullet>
      <text:list-level-style-bullet text:level="5" text:bullet-char="◦">
        <style:list-level-properties text:space-before="3.175cm" text:min-label-width="0.635cm"/>
      </text:list-level-style-bullet>
      <text:list-level-style-bullet text:level="6" text:bullet-char="▪">
        <style:list-level-properties text:space-before="3.81cm" text:min-label-width="0.635cm"/>
      </text:list-level-style-bullet>
      <text:list-level-style-bullet text:level="7" text:bullet-char="•">
        <style:list-level-properties text:space-before="4.445cm" text:min-label-width="0.635cm"/>
      </text:list-level-style-bullet>
      <text:list-level-style-bullet text:level="8" text:bullet-char="◦">
        <style:list-level-properties text:space-before="5.08cm" text:min-label-width="0.635cm"/>
      </text:list-level-style-bullet>
      <text:list-level-style-bullet text:level="9" text:bullet-char="▪">
        <style:list-level-properties text:space-before="5.715cm" text:min-label-width="0.635cm"/>
      </text:list-level-style-bullet>
      <text:list-level-style-bullet text:level="10" text:bullet-char="•">
        <style:list-level-properties text:space-before="6.35cm" text:min-label-width="0.635cm"/>
      </text:list-level-style-bullet>
      <text:list-level-style-bullet text:level="11" text:bullet-char="◦">
        <style:list-level-properties text:space-before="6.985cm" text:min-label-width="0.635cm"/>
      </text:list-level-style-bullet>
      <text:list-level-style-bullet text:level="12" text:bullet-char="▪">
        <style:list-level-properties text:space-before="7.62cm" text:min-label-width="0.635cm"/>
      </text:list-level-style-bullet>
    </text:list-style>
    <text:list-style style:name="number" style:display-name="number">
      <text:list-level-style-number text:level="1" style:num-suffix="." text:display-levels="1">
        <style:list-level-properties text:space-before="0.635cm" text:min-label-width="0.635cm"/>
      </text:list-level-style-number>
      <text:list-level-style-number text:level="2" style:num-suffix="." text:display-levels="1">
        <style:list-level-properties text:space-before="1.27cm" text:min-label-width="0.635cm"/>
      </text:list-level-style-number>
      <text:list-level-style-number text:level="3" style:num-suffix="." text:display-levels="1">
        <style:list-level-properties text:space-before="1.905cm" text:min-label-width="0.635cm"/>
      </text:list-level-style-number>
      <text:list-level-style-number text:level="4" style:num-suffix="." text:display-levels="1">
        <style:list-level-properties text:space-before="2.54cm" text:min-label-width="0.635cm"/>
      </text:list-level-style-number>
      <text:list-level-style-number text:level="5" style:num-suffix="." text:display-levels="1">
        <style:list-level-properties text:space-before="3.175cm" text:min-label-width="0.635cm"/>
      </text:list-level-style-number>
      <text:list-level-style-number text:level="6" style:num-suffix="." text:display-levels="1">
        <style:list-level-properties text:space-before="3.81cm" text:min-label-width="0.635cm"/>
      </text:list-level-style-number>
      <text:list-level-style-number text:level="7" style:num-suffix="." text:display-levels="1">
        <style:list-level-properties text:space-before="4.445cm" text:min-label-width="0.635cm"/>
      </text:list-level-style-number>
      <text:list-level-style-number text:level="8" style:num-suffix="." text:display-levels="1">
        <style:list-level-properties text:space-before="5.08cm" text:min-label-width="0.635cm"/>
      </text:list-level-style-number>
      <text:list-level-style-number text:level="9" style:num-suffix="." text:display-levels="1">
        <style:list-level-properties text:space-before="5.715cm" text:min-label-width="0.635cm"/>
      </text:list-level-style-number>
      <text:list-level-style-number text:level="10" style:num-suffix="." text:display-levels="1">
        <style:list-level-properties text:space-before="6.35cm" text:min-label-width="0.635cm"/>
      </text:list-level-style-number>
    </text:list-style>
  </office:automatic-styles>
  <office:body>
    <office:text>
      <text:h text:outline-level="1" text:style-name="heading1">Adding lists with odt.py</text:h>
      <text:p>This document shows how to add lists using the addlist() function in odt.py and the two helper functions:<text:line-break/><text:tab/>addbullettedlist() and<text:line-break/><text:tab/>addnumberedlist()<text:line-break/>which do simple single-level lists.First, open a document. E.g. doc=Document("example_msl-odt_lists.odt")<text:line-break/>In Python, lists are added with doc.addlist(), doc.addbulletedlist() or doc.addnumberedlist().<text:line-break/>List data is simply a list containing any types of data which can be written as text into the document.<text:line-break/></text:p>
      <text:h text:outline-level="2" text:style-name="heading2">Example 1</text:h>
      <text:p>Basic bulleted list</text:p>
      <text:p>doc.addbulletedlist(item_list)</text:p>
      <text:list text:style-name="bullet">
        <text:list-item>
          <text:p>Cats</text:p>
        </text:list-item>
        <text:list-item>
          <text:p>Domestic Shorthair</text:p>
        </text:list-item>
        <text:list-item>
          <text:p>Domestic Longhair</text:p>
        </text:list-item>
        <text:list-item>
          <text:p>Purebred</text:p>
        </text:list-item>
        <text:list-item>
          <text:p>Russian Blue</text:p>
        </text:list-item>
        <text:list-item>
          <text:p>Siamese</text:p>
        </text:list-item>
        <text:list-item>
          <text:p>Seal Point</text:p>
        </text:list-item>
        <text:list-item>
          <text:p>Flame Point</text:p>
        </text:list-item>
        <text:list-item>
          <text:p>Dogs</text:p>
        </text:list-item>
        <text:list-item>
          <text:p>Retrievers</text:p>
        </text:list-item>
        <text:list-item>
          <text:p>Golden Retriever</text:p>
        </text:list-item>
        <text:list-item>
          <text:p>Labrador Retriever</text:p>
        </text:list-item>
        <text:list-item>
          <text:p>Poodles</text:p>
        </text:list-item>
        <text:list-item>
          <text:p>Toy Poodle</text:p>
        </text:list-item>
        <text:list-item>
          <text:p>Standard Poodle</text:p>
        </text:list-item>
      </text:list>
      <text:p>Note 1: all items at top level.</text:p>
      <text:p>Note 2: equivalent to doc.addlist(item_list, item_level=None, list_style="bullet").<text:line-break/></text:p>
      <text:h text:outline-level="2" text:style-name="heading2">Example 2</text:h>
      <text:p>Basic numbered list</text:p>
      <text:p>doc.addnumberedlist(item_list)</text:p>
      <text:list text:style-name="number">
        <text:list-item>
          <text:p>Cats</text:p>
        </text:list-item>
        <text:list-item>
          <text:p>Domestic Shorthair</text:p>
        </text:list-item>
        <text:list-item>
          <text:p>Domestic Longhair</text:p>
        </text:list-item>
        <text:list-item>
          <text:p>Purebred</text:p>
        </text:list-item>
        <text:list-item>
          <text:p>Russian Blue</text:p>
        </text:list-item>
        <text:list-item>
          <text:p>Siamese</text:p>
        </text:list-item>
        <text:list-item>
          <text:p>Seal Point</text:p>
        </text:list-item>
        <text:list-item>
          <text:p>Flame Point</text:p>
        </text:list-item>
        <text:list-item>
          <text:p>Dogs</text:p>
        </text:list-item>
        <text:list-item>
          <text:p>Retrievers</text:p>
        </text:list-item>
        <text:list-item>
          <text:p>Golden Retriever</text:p>
        </text:list-item>
        <text:list-item>
          <text:p>Labrador Retriever</text:p>
        </text:list-item>
        <text:list-item>
          <text:p>Poodles</text:p>
        </text:list-item>
        <text:list-item>
          <text:p>Toy Poodle</text:p>
        </text:list-item>
        <text:list-item>
          <text:p>Standard Poodle</text:p>
        </text:list-item>
      </text:list>
      <text:p>Note 1: all items at top level.</text:p>
      <text:p>Note 2: equivalent to doc.addlist(item_list, item_level=None, list_style="number").<text:line-break/></text:p>
      <text:h text:outline-level="2" text:style-name="heading2">Example 3</text:h>
      <text:p>Bulleted list with sub-levels</text:p>
      <text:p>doc.addlist(item_list, item_level=item_level, list_style="bullet")</text:p>
      <text:list text:style-name="bullet">
        <text:list-item>
          <text:p>Cats</text:p>
          <text:list text:style-name="bullet">
            <text:list-item>
              <text:p>Domestic Shorthair</text:p>
            </text:list-item>
            <text:list-item>
              <text:p>Domestic Longhair</text:p>
            </text:list-item>
            <text:list-item>
              <text:p>Purebred</text:p>
              <text:list text:style-name="bullet">
                <text:list-item>
                  <text:p>Russian Blue</text:p>
                </text:list-item>
                <text:list-item>
                  <text:p>Siamese</text:p>
                  <text:list text:style-name="bullet">
                    <text:list-item>
                      <text:p>Seal Point</text:p>
                    </text:list-item>
                    <text:list-item>
                      <text:p>Flame Point</text:p>
                    </text:list-item>
                  </text:list>
                </text:list-item>
              </text:list>
            </text:list-item>
          </text:list>
        </text:list-item>
        <text:list-item>
          <text:p>Dogs</text:p>
          <text:list text:style-name="bullet">
            <text:list-item>
              <text:p>Retrievers</text:p>
              <text:list text:style-name="bullet">
                <text:list-item>
                  <text:p>Golden Retriever</text:p>
                </text:list-item>
                <text:list-item>
                  <text:p>Labrador Retriever</text:p>
                </text:list-item>
              </text:list>
            </text:list-item>
            <text:list-item>
              <text:p>Poodles</text:p>
              <text:list text:style-name="bullet">
                <text:list-item>
                  <text:p>Toy Poodle</text:p>
                </text:list-item>
                <text:list-item>
                  <text:p>Standard Poodle</text:p>
                </text:list-item>
              </text:list>
            </text:list-item>
          </text:list>
        </text:list-item>
      </text:list>
      <text:p>Note: uses Open Office default bullet labels and indent.<text:line-break/></text:p>
      <text:h text:outline-level="2" text:style-name="heading2">Example 4</text:h>
      <text:p>Numbered list with sub-levels</text:p>
      <text:p>doc.addlist(item_list, item_level=item_level, list_style="number")</text:p>
      <text:list text:style-name="number">
        <text:list-item>
          <text:p>Cats</text:p>
          <text:list text:style-name="number">
            <text:list-item>
              <text:p>Domestic Shorthair</text:p>
            </text:list-item>
            <text:list-item>
              <text:p>Domestic Longhair</text:p>
            </text:list-item>
            <text:list-item>
              <text:p>Purebred</text:p>
              <text:list text:style-name="number">
                <text:list-item>
                  <text:p>Russian Blue</text:p>
                </text:list-item>
                <text:list-item>
                  <text:p>Siamese</text:p>
                  <text:list text:style-name="number">
                    <text:list-item>
                      <text:p>Seal Point</text:p>
                    </text:list-item>
                    <text:list-item>
                      <text:p>Flame Point</text:p>
                    </text:list-item>
                  </text:list>
                </text:list-item>
              </text:list>
            </text:list-item>
          </text:list>
        </text:list-item>
        <text:list-item>
          <text:p>Dogs</text:p>
          <text:list text:style-name="number">
            <text:list-item>
              <text:p>Retrievers</text:p>
              <text:list text:style-name="number">
                <text:list-item>
                  <text:p>Golden Retriever</text:p>
                </text:list-item>
                <text:list-item>
                  <text:p>Labrador Retriever</text:p>
                </text:list-item>
              </text:list>
            </text:list-item>
            <text:list-item>
              <text:p>Poodles</text:p>
              <text:list text:style-name="number">
                <text:list-item>
                  <text:p>Toy Poodle</text:p>
                </text:list-item>
                <text:list-item>
                  <text:p>Standard Poodle</text:p>
                </text:list-item>
              </text:list>
            </text:list-item>
          </text:list>
        </text:list-item>
      </text:list>
      <text:p>Note: uses Open Office default indent and number format for labels.<text:line-break/></text:p>
      <text:p text:style-name="afterbreak"/>
      <text:h text:outline-level="2" text:style-name="heading2">Example 5</text:h>
      <text:p>The Default</text:p>
      <text:p>doc.addlist(item_list)</text:p>
      <text:list text:style-name="bullet">
        <text:list-item>
          <text:p>Cats</text:p>
        </text:list-item>
        <text:list-item>
          <text:p>Domestic Shorthair</text:p>
        </text:list-item>
        <text:list-item>
          <text:p>Domestic Longhair</text:p>
        </text:list-item>
        <text:list-item>
          <text:p>Purebred</text:p>
        </text:list-item>
        <text:list-item>
          <text:p>Russian Blue</text:p>
        </text:list-item>
        <text:list-item>
          <text:p>Siamese</text:p>
        </text:list-item>
        <text:list-item>
          <text:p>Seal Point</text:p>
        </text:list-item>
        <text:list-item>
          <text:p>Flame Point</text:p>
        </text:list-item>
        <text:list-item>
          <text:p>Dogs</text:p>
        </text:list-item>
        <text:list-item>
          <text:p>Retrievers</text:p>
        </text:list-item>
        <text:list-item>
          <text:p>Golden Retriever</text:p>
        </text:list-item>
        <text:list-item>
          <text:p>Labrador Retriever</text:p>
        </text:list-item>
        <text:list-item>
          <text:p>Poodles</text:p>
        </text:list-item>
        <text:list-item>
          <text:p>Toy Poodle</text:p>
        </text:list-item>
        <text:list-item>
          <text:p>Standard Poodle</text:p>
        </text:list-item>
      </text:list>
      <text:p>Note: equivalent to doc.addlist(item_list, item_level=None, list_style=None).<text:line-break/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1" style:family="paragraph" style:display-name="heading1">
      <style:text-properties fo:font-size="14pt" fo:font-weight="bold"/>
    </style:style>
    <style:style style:name="heading2" style:family="paragraph" style:display-name="heading2">
      <style:text-properties fo:font-size="12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creation-date>2024-11-04T04:52</meta:creation-date>
    <meta:user-defined meta:name="Title">example_msl-odt_lists</meta:user-defined>
    <meta:initial-creator>msl-odt</meta:initial-creator>
    <meta:generator>ODFPY/1.4.1</meta:generator>
  </office:meta>
</office:document-meta>
</file>